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7b7d" officeooo:paragraph-rsid="00017b7d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单例模式的创建方法</text:p>
      <text:p text:style-name="P1">1,将默认的构造器私有化</text:p>
      <text:p text:style-name="P1">2,在类中定义一个当前类的类型的静态属性，并且创建该当前类的对象</text:p>
      <text:p text:style-name="P1">3,提供一个静态的类方法来返回当前类的静态属性的对象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3S</meta:editing-duration>
    <meta:editing-cycles>3</meta:editing-cycles>
    <meta:generator>LibreOffice/5.3.0.3$Windows_X86_64 LibreOffice_project/7074905676c47b82bbcfbea1aeefc84afe1c50e1</meta:generator>
    <dc:date>2018-07-15T22:05:52.729000000</dc:date>
    <meta:document-statistic meta:table-count="0" meta:image-count="0" meta:object-count="0" meta:page-count="1" meta:paragraph-count="4" meta:word-count="77" meta:character-count="81" meta:non-whitespace-character-count="81"/>
    <meta:user-defined meta:name="Info 1"/>
    <meta:user-defined meta:name="Info 2"/>
    <meta:user-defined meta:name="Info 3"/>
    <meta:user-defined meta:name="Info 4"/>
  </office:meta>
</office:document-meta>
</file>